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2cm" fo:min-width="2.891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142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rect draw:style-name="gr1" draw:text-style-name="P1" draw:layer="layout" svg:width="3.271cm" svg:height="2.26cm" svg:x="6.618cm" svg:y="4.828cm" draw:corner-radius="0.5cm">
            <text:p/>
          </draw:rect>
          <draw:frame draw:style-name="gr2" draw:text-style-name="P3" draw:layer="layout" svg:width="2.202cm" svg:height="1.559cm" svg:x="6.928cm" svg:y="4.925cm">
            <draw:text-box>
              <text:p text:style-name="P2"><text:span text:style-name="T1">module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1" draw:text-style-name="P1" draw:layer="layout" svg:width="3.283cm" svg:height="2.077cm" svg:x="6.612cm" svg:y="1.02cm" draw:corner-radius="0.5cm">
            <text:p/>
          </draw:rect>
          <draw:frame draw:style-name="gr3" draw:text-style-name="P3" draw:layer="layout" svg:width="2.843cm" svg:height="1.641cm" svg:x="6.81cm" svg:y="1.117cm">
            <draw:text-box>
              <text:p text:style-name="P2"><text:span text:style-name="T1">module C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4">
          <draw:rect draw:style-name="gr1" draw:text-style-name="P1" draw:layer="layout" svg:width="4.117cm" svg:height="2.494cm" svg:x="0.347cm" svg:y="4.522cm" draw:corner-radius="0.5cm">
            <text:p/>
          </draw:rect>
          <draw:frame draw:style-name="gr4" draw:text-style-name="P3" draw:layer="layout" svg:width="3.391cm" svg:height="2.199cm" svg:x="0.697cm" svg:y="5.194cm">
            <draw:text-box>
              <text:p text:style-name="P2"><text:span text:style-name="T1">module B</text:span></text:p>
              <text:p text:style-name="P2"><text:span text:style-name="T1"><text:s text:c="3"/></text:span><text:span text:style-name="T1">...</text:span></text:p>
              <text:p text:style-name="P2"><text:span text:style-name="T1"><text:s text:c="3"/></text:span><text:span text:style-name="T1">imports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5" draw:text-style-name="P4" draw:layer="layout" svg:width="3.974cm" svg:height="2.586cm" svg:x="0.347cm" svg:y="0.727cm" draw:corner-radius="0.5cm">
            <text:p/>
          </draw:rect>
          <draw:frame draw:style-name="gr6" draw:text-style-name="P5" draw:layer="layout" svg:width="2.798cm" svg:height="2.392cm" svg:x="0.661cm" svg:y="0.752cm">
            <draw:text-box>
              <text:p text:style-name="P5">module A</text:p>
              <text:p text:style-name="P5"><text:s text:c="3"/>...</text:p>
              <text:p text:style-name="P5"><text:s text:c="3"/>imports B C</text:p>
              <text:p text:style-name="P5"><text:s text:c="3"/>...</text:p>
            </draw:text-box>
          </draw:frame>
        </draw:g>
        <draw:connector draw:style-name="gr7" draw:text-style-name="P1" draw:layer="layout" draw:type="line" svg:x1="6.612cm" svg:y1="2.058cm" svg:x2="4.321cm" svg:y2="2.02cm" draw:start-shape="id1" draw:start-glue-point="3" draw:end-shape="id2" draw:end-glue-point="1">
          <text:p/>
        </draw:connector>
        <draw:connector draw:style-name="gr7" draw:text-style-name="P1" draw:layer="layout" draw:type="line" svg:x1="6.618cm" svg:y1="5.958cm" svg:x2="4.464cm" svg:y2="5.957cm" draw:start-shape="id3" draw:start-glue-point="3" draw:end-shape="id4" draw:end-glue-point="1">
          <text:p/>
        </draw:connector>
        <draw:connector draw:style-name="gr7" draw:text-style-name="P1" draw:layer="layout" draw:type="line" svg:x1="2.405cm" svg:y1="4.522cm" svg:x2="2.334cm" svg:y2="3.313cm" draw:start-shape="id4" draw:start-glue-point="0" draw:end-shape="id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0T16:56:52</dc:date>
    <dc:language>en-US</dc:language>
    <meta:editing-cycles>3</meta:editing-cycles>
    <meta:editing-duration>PT12M2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